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0CD0000002E8FED0648.png"/>
  <manifest:file-entry manifest:media-type="image/png" manifest:full-path="Pictures/100000000000004000000040F50C85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New" svg:font-family="'Courier New'" style:font-family-generic="modern"/>
    <style:font-face style:name="Arial Unicode MS1" svg:font-family="'Arial Unicode MS'" style:font-pitch="variable"/>
    <style:font-face style:name="Tahoma" svg:font-family="Tahoma"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1.268cm" fo:margin-left="-0.191cm" table:align="left" style:writing-mode="lr-tb"/>
    </style:style>
    <style:style style:name="Table1.A" style:family="table-column">
      <style:table-column-properties style:column-width="2.923cm"/>
    </style:style>
    <style:style style:name="Table1.D" style:family="table-column">
      <style:table-column-properties style:column-width="2.499cm"/>
    </style:style>
    <style:style style:name="Table1.1" style:family="table-row">
      <style:table-row-properties style:keep-together="true"/>
    </style:style>
    <style:style style:name="Table1.A1"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left="none" fo:border-right="none" fo:border-top="none" fo:border-bottom="0.002cm solid #808080" style:writing-mode="lr-tb">
        <style:background-image/>
      </style:table-cell-properties>
    </style:style>
    <style:style style:name="P1" style:family="paragraph" style:parent-style-name="Normal_20__28_Web_29_" style:master-page-name="Standard">
      <style:paragraph-properties fo:margin-top="0cm" fo:margin-bottom="0cm"/>
    </style:style>
    <style:style style:name="P2" style:family="paragraph">
      <style:paragraph-properties style:writing-mode="lr-tb"/>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fo:font-size="20pt" fo:font-weight="bold" style:font-size-asian="20pt" style:font-weight-asian="bold" style:font-name-complex="Courier New" style:font-weight-complex="bold"/>
    </style:style>
    <style:style style:name="P5" style:family="paragraph" style:parent-style-name="Standard">
      <style:text-properties fo:color="#ff0000" style:font-name="Courier New" fo:font-size="20pt" fo:font-weight="bold" style:font-size-asian="20pt" style:font-weight-asian="bold" style:font-name-complex="Courier New" style:font-weight-complex="bold"/>
    </style:style>
    <style:style style:name="P6" style:family="paragraph" style:parent-style-name="Standard">
      <style:text-properties style:font-name="Arial" fo:language="pl" fo:country="PL" style:font-name-complex="Arial"/>
    </style:style>
    <style:style style:name="P7" style:family="paragraph" style:parent-style-name="Standard">
      <style:text-properties style:font-name="Arial" fo:language="pl" fo:country="PL" fo:font-weight="bold" style:font-weight-asian="bold" style:font-name-complex="Arial" style:font-weight-complex="bold"/>
    </style:style>
    <style:style style:name="P8" style:family="paragraph" style:parent-style-name="Standard">
      <style:text-properties style:font-name="Arial" fo:language="pl" fo:country="PL" fo:font-style="italic" fo:font-weight="bold" style:font-style-asian="italic" style:font-weight-asian="bold" style:font-name-complex="Arial" style:font-style-complex="italic" style:font-weight-complex="bold"/>
    </style:style>
    <style:style style:name="P9" style:family="paragraph" style:parent-style-name="Standard">
      <style:text-properties style:font-name="Arial" fo:language="pl" fo:country="PL" fo:font-style="italic" style:font-style-asian="italic" style:font-name-complex="Arial" style:font-style-complex="italic"/>
    </style:style>
    <style:style style:name="P10" style:family="paragraph" style:parent-style-name="Standard">
      <style:text-properties fo:font-size="10pt" style:font-size-asian="10pt"/>
    </style:style>
    <style:style style:name="P11" style:family="paragraph" style:parent-style-name="Standard">
      <style:text-properties fo:language="pl" fo:country="PL"/>
    </style:style>
    <style:style style:name="P12" style:family="paragraph" style:parent-style-name="Standard">
      <style:text-properties fo:language="pl" fo:country="PL" fo:font-weight="bold" style:font-weight-asian="bold" style:font-weight-complex="bold"/>
    </style:style>
    <style:style style:name="P13" style:family="paragraph" style:parent-style-name="Standard">
      <style:text-properties fo:language="pl" fo:country="PL" fo:font-style="italic" fo:font-weight="bold" style:font-style-asian="italic" style:font-weight-asian="bold" style:font-style-complex="italic" style:font-weight-complex="bold"/>
    </style:style>
    <style:style style:name="P14" style:family="paragraph" style:parent-style-name="Standard">
      <style:text-properties fo:language="pl" fo:country="PL" fo:font-style="italic" style:font-style-asian="italic" style:font-style-complex="italic"/>
    </style:style>
    <style:style style:name="P15" style:family="paragraph" style:parent-style-name="Standard">
      <style:text-properties fo:color="#ff0000" style:font-name="Courier New" fo:font-size="10.5pt" fo:font-weight="bold" style:font-size-asian="10.5pt" style:font-weight-asian="bold" style:font-name-complex="Courier New" style:font-size-complex="10.5pt" style:font-weight-complex="bold"/>
    </style:style>
    <style:style style:name="P16" style:family="paragraph" style:parent-style-name="Standard">
      <style:paragraph-properties style:snap-to-layout-grid="false"/>
      <style:text-properties fo:color="#800080" style:font-name="Courier New" fo:font-size="20pt" fo:font-weight="bold" style:font-size-asian="20pt" style:font-weight-asian="bold" style:font-name-complex="Courier New" style:font-weight-complex="bold"/>
    </style:style>
    <style:style style:name="P17" style:family="paragraph" style:parent-style-name="Standard">
      <style:paragraph-properties style:snap-to-layout-grid="false"/>
      <style:text-properties fo:color="#000080" style:font-name="Courier New" fo:font-size="20pt" fo:font-weight="bold" style:font-size-asian="20pt" style:font-weight-asian="bold" style:font-name-complex="Courier New" style:font-weight-complex="bold"/>
    </style:style>
    <style:style style:name="P18" style:family="paragraph" style:parent-style-name="Standard">
      <style:paragraph-properties style:snap-to-layout-grid="false"/>
      <style:text-properties style:font-name="Courier New" fo:font-size="20pt" style:font-size-asian="20pt" style:font-name-complex="Courier New"/>
    </style:style>
    <style:style style:name="P19" style:family="paragraph" style:parent-style-name="Standard">
      <style:text-properties style:use-window-font-color="true" style:font-name="Arial" fo:font-size="10.5pt" fo:font-weight="normal" style:font-size-asian="10.5pt" style:font-weight-asian="normal" style:font-name-complex="Courier New" style:font-size-complex="10.5pt" style:font-weight-complex="normal"/>
    </style:style>
    <style:style style:name="T1" style:family="text">
      <style:text-properties style:font-name="Times New Roman" style:font-name-asian="Times New Roman" style:font-name-complex="Times New Roman"/>
    </style:style>
    <style:style style:name="T2" style:family="text">
      <style:text-properties style:font-name="Times New Roman" fo:font-weight="bold" style:font-name-asian="Times New Roman" style:font-weight-asian="bold" style:font-name-complex="Times New Roman" style:font-weight-complex="bold"/>
    </style:style>
    <style:style style:name="T3" style:family="text">
      <style:text-properties style:use-window-font-color="true" style:font-name="Arial Narrow" fo:font-size="12pt" fo:language="pl" fo:country="PL" style:font-name-asian="Times New Roman" style:font-size-asian="12pt" style:font-name-complex="Arial" style:font-size-complex="12pt" style:language-complex="ar" style:country-complex="SA"/>
    </style:style>
    <style:style style:name="T4" style:family="text">
      <style:text-properties style:use-window-font-color="true" style:font-name="Arial Narrow" fo:font-size="12pt" fo:language="sv" fo:country="SE" style:font-name-asian="Times New Roman" style:font-size-asian="12pt" style:font-name-complex="Arial" style:font-size-complex="12pt" style:language-complex="ar" style:country-complex="SA"/>
    </style:style>
    <style:style style:name="T5" style:family="text">
      <style:text-properties style:use-window-font-color="true" style:font-name="Arial Narrow" fo:font-size="12pt" fo:language="en" fo:country="US" style:font-name-asian="Times New Roman" style:font-size-asian="12pt" style:font-name-complex="Arial" style:font-size-complex="12pt" style:language-complex="ar" style:country-complex="SA"/>
    </style:style>
    <style:style style:name="T6" style:family="text">
      <style:text-properties style:use-window-font-color="true" style:font-name="Arial Narrow" fo:font-size="12pt" fo:language="sv" fo:country="SE" fo:font-style="italic" style:font-name-asian="Times New Roman" style:font-size-asian="12pt" style:font-style-asian="italic" style:font-name-complex="Arial" style:font-size-complex="12pt" style:language-complex="ar" style:country-complex="SA" style:font-style-complex="italic"/>
    </style:style>
    <style:style style:name="T7" style:family="text">
      <style:text-properties fo:font-size="10pt" style:font-size-asian="10pt"/>
    </style:style>
    <style:style style:name="T8" style:family="text">
      <style:text-properties fo:color="#008000" fo:font-size="10pt" style:font-size-asian="10pt"/>
    </style:style>
    <style:style style:name="T9" style:family="text">
      <style:text-properties fo:color="#ff0000" style:font-name="Courier New" fo:font-size="20pt" fo:font-weight="bold" style:font-size-asian="20pt" style:font-weight-asian="bold" style:font-name-complex="Courier New" style:font-weight-complex="bold"/>
    </style:style>
    <style:style style:name="T10" style:family="text">
      <style:text-properties fo:font-size="10pt" fo:language="sv" fo:country="SE" style:font-size-asian="10pt"/>
    </style:style>
    <style:style style:name="T11" style:family="text">
      <style:text-properties fo:font-size="10pt" fo:language="sv" fo:country="SE" fo:font-style="italic" style:font-size-asian="10pt" style:font-style-asian="italic" style:font-style-complex="italic"/>
    </style:style>
    <style:style style:name="T12" style:family="text">
      <style:text-properties fo:font-size="10pt" fo:font-weight="bold" style:font-size-asian="10pt" style:font-weight-asian="bold" style:font-weight-complex="bold"/>
    </style:style>
    <style:style style:name="T13" style:family="text">
      <style:text-properties fo:font-size="10.5pt" style:font-size-asian="10.5pt" style:font-size-complex="10.5pt"/>
    </style:style>
    <style:style style:name="T14" style:family="text">
      <style:text-properties style:font-name="Courier New" fo:font-size="20pt" style:font-size-asian="20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98cm" fo:padding-right="0.298cm" fo:padding-top="0.171cm" fo:padding-bottom="0.171cm" fo:border="0.035cm solid #000000">
        <style:background-image/>
      </style:graphic-properties>
    </style:style>
    <style:style style:name="fr3"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gr1"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0080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000000" draw:stroke-linejoin="miter" draw:fill="solid" draw:fill-color="#ffffff" draw:textarea-horizontal-align="left" draw:textarea-vertical-align="top" draw:auto-grow-height="false" fo:padding-top="0.229cm" fo:padding-bottom="0.229cm" fo:padding-left="0.441cm" fo:padding-right="0.441cm" fo:wrap-option="no-wrap" draw:shadow="visible" draw:shadow-offset-x="0.212cm" draw:shadow-offset-y="0.212cm"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7" style:family="graphic">
      <style:graphic-properties draw:stroke="solid" svg:stroke-width="0.079cm" svg:stroke-color="#008000" draw:stroke-linejoin="miter" draw:fill="solid" draw:fill-color="#ffff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79cm" svg:stroke-color="#ff0000" draw:stroke-linejoin="miter" draw:fill="solid" draw:fill-color="#0000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char" draw:z-index="3" draw:style-name="gr1" draw:text-style-name="P2" svg:width="2.223cm" svg:height="1.271cm" svg:x="9.843cm" svg:y="0.31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style-name="gr2" draw:text-style-name="P2" svg:width="1.906cm" svg:height="1.588cm" svg:x="6.033cm" svg:y="-0.635cm"><text:p/><draw:enhanced-geometry svg:viewBox="0 0 21600 21600" draw:type="rectangle" draw:enhanced-path="M 0 0 L 21600 0 21600 21600 0 21600 0 0 Z N"/></draw:custom-shape><text:span text:style-name="T1">Abcedfg<text:tab/><text:tab/><text:tab/><text:tab/></text:span><text:span text:style-name="T2">?????</text:span></text:p>
      <text:p text:style-name="P3">Abcdefg</text:p>
      <text:p text:style-name="P4">Abcdefg</text:p>
      <text:p text:style-name="P5"><draw:custom-shape text:anchor-type="char" draw:z-index="2" draw:style-name="gr3" draw:text-style-name="P2" svg:width="1.906cm" svg:height="1.906cm" svg:x="6.35cm" svg:y="0.132cm"><text:p/><draw:enhanced-geometry svg:viewBox="0 0 21600 21600" draw:glue-points="10800 0 3160 3160 0 10800 3160 18440 10800 21600 18440 18440 21600 10800 18440 3160" draw:text-areas="3200 3200 18400 18400" draw:type="ellipse"/></draw:custom-shape>abcdefg</text:p>
      <text:p text:style-name="P5"/>
      <text:p text:style-name="P5"><draw:frame draw:style-name="fr1" draw:name="graphics1" text:anchor-type="char" svg:x="10.224cm" svg:y="0.572cm" svg:width="5.424cm" svg:height="1.217cm" draw:z-index="6"><draw:image xlink:href="Pictures/10000200000000CD0000002E8FED0648.png" xlink:type="simple" xlink:show="embed" xlink:actuate="onLoad"/></draw:frame><draw:g text:anchor-type="char" draw:z-index="11" draw:style-name="gr4"><draw:custom-shape draw:style-name="gr5" draw:text-style-name="P2" svg:width="5.398cm" svg:height="2.223cm" svg:x="3.493cm" svg:y="5.202cm"><text:p/><draw:enhanced-geometry svg:viewBox="0 0 21600 21600" draw:path-stretchpoint-x="10800" draw:path-stretchpoint-y="10800" draw:text-areas="0 ?f1 ?f4 ?f10" draw:type="cube" draw:modifiers="4050" draw:enhanced-path="M 0 ?f10 L 0 ?f1 ?f2 0 ?f9 0 ?f9 ?f3 ?f4 ?f10 Z N M 0 ?f1 L ?f2 0 ?f9 0 ?f4 ?f1 Z N M ?f4 ?f10 L ?f4 ?f1 ?f9 0 ?f9 ?f3 Z N"><draw:equation draw:name="f0" draw:formula="$0 "/><draw:equation draw:name="f1" draw:formula="top+?f0 "/><draw:equation draw:name="f2" draw:formula="left+?f0 "/><draw:equation draw:name="f3" draw:formula="bottom-?f0 "/><draw:equation draw:name="f4" draw:formula="right-?f0 "/><draw:equation draw:name="f5" draw:formula="21600-?f2 "/><draw:equation draw:name="f6" draw:formula="?f5 /2"/><draw:equation draw:name="f7" draw:formula="?f2 +?f6 "/><draw:equation draw:name="f8" draw:formula="?f4 /2"/><draw:equation draw:name="f9" draw:formula="right"/><draw:equation draw:name="f10" draw:formula="bottom"/><draw:handle draw:handle-position="left $0" draw:handle-switched="true" draw:handle-range-y-minimum="0" draw:handle-range-y-maximum="21600"/></draw:enhanced-geometry></draw:custom-shape><draw:frame draw:style-name="gr6" draw:text-style-name="P2" svg:width="4.982cm" svg:height="1.809cm" svg:x="3.493cm" svg:y="5.618cm"><draw:text-box><text:p text:style-name="P2"><text:span text:style-name="T3">ĄćęłńóśźżĄĆĘŁŃÓŚŹŻ</text:span></text:p><text:p text:style-name="P2"><text:span text:style-name="T4">ÄöåÄÖä</text:span></text:p><text:p text:style-name="P2"><text:span text:style-name="T5">\’”&lt;&gt;&amp; &amp;amp;</text:span></text:p><text:p text:style-name="P2"><text:span text:style-name="T6"/></text:p></draw:text-box></draw:frame></draw:g><draw:frame draw:style-name="fr2" draw:name="Frame1" text:anchor-type="char" svg:x="1.231cm" svg:y="5.163cm" svg:width="2.3cm" svg:height="2.618cm" draw:z-index="10"><draw:text-box><text:p text:style-name="P6">Akuku</text:p><text:p text:style-name="P7">Akuku</text:p><text:p text:style-name="P8">Akuku</text:p><text:p text:style-name="P9">akuku</text:p></draw:text-box></draw:frame><draw:frame draw:style-name="fr3" draw:name="Frame2" text:anchor-type="char" svg:x="9.181cm" svg:y="1.365cm" svg:width="6.403cm" svg:height="5.45cm" draw:z-index="8"><draw:text-box><text:p text:style-name="Standard"><text:span text:style-name="T7">Lorem ipsum dolor sit amet, consectetuer adipiscing elit. Integer a leo in lacus malesuada ornare. </text:span><text:span text:style-name="T8">Mauris sagittis.</text:span><text:span text:style-name="T7"> Nam vestibulum. Nunc gravida </text:span><text:span text:style-name="T9"><draw:frame draw:style-name="fr4" draw:name="mwb" text:anchor-type="as-char" svg:width="0.848cm" svg:height="0.848cm" draw:z-index="9"><draw:image xlink:href="Pictures/100000000000004000000040F50C85E4.png" xlink:type="simple" xlink:show="embed" xlink:actuate="onLoad"/></draw:frame></text:span><text:span text:style-name="T7">vestibulum augue. Praesent sed lectus quis lectus adipiscing bibendum. </text:span><text:span text:style-name="T10">Sed nulla. </text:span><text:span text:style-name="T11">Duis posuere </text:span><text:span text:style-name="T10">justo eget urna. </text:span><text:span text:style-name="T12">Proin lorem orci</text:span><text:span text:style-name="T7">, vestibulum ut, consequat molestie, eleifend a, nibh. Mauris sed lacus. </text:span><text:span text:style-name="T10">Etiam blandit tincidunt neque. Cras ac sapien. Duis erat. </text:span></text:p><text:p text:style-name="Standard"><text:span text:style-name="T10">Vivamus fringilla velit sit amet leo imperdiet sagittis. Maecenas porttitor. Nulla eget nibh. Nulla accumsan. Donec nec mi. Etiam dui justo, volutpat a, volutpat id, ornare sed, erat. Vivamus urna eros, nonummy id, vestibulum ut, elementum in, diam. Etiam eros nibh, porta vel, dignissim non, interdum eu, lorem. </text:span><text:span text:style-name="T7">Curabitur lorem. Nulla pellentesque congue nisl. </text:span><text:span text:style-name="T10">Duis id mauris et mauris varius hendrerit. Nunc sem. Nam id sem ut tortor sollicitudin bibendum. Mauris placerat, pede ut vestibulum venenatis, eros metus semper lacus, a fermentum felis massa sit amet lectus. Cras tellus eros, molestie sit amet, egestas varius, porttitor eget, odio. </text:span><text:span text:style-name="T7">Nunc vitae augue luctus eros fringilla convallis. Proin tincidunt neque ut dui. Morbi at nisl. Nunc neque. Cras a sem et ligula semper eleifend. </text:span></text:p><text:p text:style-name="P10"/></draw:text-box></draw:frame><draw:frame draw:style-name="fr5" draw:name="Frame3" text:anchor-type="char" svg:x="-0.012cm" svg:y="3.919cm" svg:width="2.247cm" svg:height="2.565cm" draw:z-index="7"><draw:text-box><text:p text:style-name="P11">Akuku</text:p><text:p text:style-name="P12">Akuku</text:p><text:p text:style-name="P13">Akuku</text:p><text:p text:style-name="P14">akuku</text:p></draw:text-box></draw:frame><draw:custom-shape text:anchor-type="char" draw:z-index="5" draw:style-name="gr7" draw:text-style-name="P2" svg:width="2.223cm" svg:height="2.223cm" svg:x="-0.953cm" svg:y="2.34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char" draw:z-index="4" draw:style-name="gr8" draw:text-style-name="P2" svg:width="3.176cm" svg:height="3.176cm" svg:x="3.81cm" svg:y="1.709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fr4" draw:name="mwb1" text:anchor-type="as-char" svg:width="1.693cm" svg:height="1.693cm" draw:z-index="0"><draw:image xlink:href="Pictures/100000000000004000000040F50C85E4.png" xlink:type="simple" xlink:show="embed" xlink:actuate="onLoad"/></draw:frame></text:p>
      <text:p text:style-name="P5"/>
      <text:p text:style-name="P5"/>
      <text:p text:style-name="P5"/>
      <text:p text:style-name="P5"/>
      <text:p text:style-name="P5"/>
      <text:p text:style-name="P5"/>
      <text:p text:style-name="P5"/>
      <text:p text:style-name="P5"/>
      <text:p text:style-name="P5"><text:s/><text:a xlink:type="simple" xlink:href="http://www.openoffice.org/"><text:span text:style-name="T13">http://www.openoffice.org</text:span></text:a></text:p>
      <text:p text:style-name="P15"/>
      <table:table table:name="Table1" table:style-name="Table1">
        <table:table-column table:style-name="Table1.A" table:number-columns-repeated="3"/>
        <table:table-column table:style-name="Table1.D"/>
        <table:table-row table:style-name="Table1.1">
          <table:table-cell table:style-name="Table1.A1" office:value-type="string">
            <text:p text:style-name="P16">Title</text:p>
          </table:table-cell>
          <table:table-cell table:style-name="Table1.B1" office:value-type="string">
            <text:p text:style-name="P16">Col1</text:p>
          </table:table-cell>
          <table:table-cell table:style-name="Table1.B1" office:value-type="string">
            <text:p text:style-name="P16">Col2</text:p>
          </table:table-cell>
          <table:table-cell table:style-name="Table1.B1" office:value-type="string">
            <text:p text:style-name="P16">Col3</text:p>
          </table:table-cell>
        </table:table-row>
        <table:table-row table:style-name="Table1.1">
          <table:table-cell table:style-name="Table1.A1" office:value-type="string">
            <text:p text:style-name="P17">head</text:p>
          </table:table-cell>
          <table:table-cell table:style-name="Table1.B1" office:value-type="string">
            <text:p text:style-name="P18">Cell1</text:p>
          </table:table-cell>
          <table:table-cell table:style-name="Table1.B1" office:value-type="string">
            <text:p text:style-name="P18">Cell2</text:p>
          </table:table-cell>
          <table:table-cell table:style-name="Table1.B1" office:value-type="string">
            <text:p text:style-name="P18">Cel3</text:p>
          </table:table-cell>
        </table:table-row>
        <table:table-row table:style-name="Table1.1">
          <table:table-cell table:style-name="Table1.A1" office:value-type="string">
            <text:p text:style-name="P17">total</text:p>
          </table:table-cell>
          <table:table-cell table:style-name="Table1.A1" office:value-type="string">
            <text:p text:style-name="P18">TOTAL</text:p>
          </table:table-cell>
          <table:table-cell table:style-name="Table1.A1" office:value-type="string">
            <text:p text:style-name="P18">TOTAL</text:p>
          </table:table-cell>
          <table:table-cell table:style-name="Table1.A1" office:value-type="string">
            <text:p text:style-name="P18">TOTAL</text:p>
          </table:table-cell>
        </table:table-row>
      </table:table>
      <text:p text:style-name="P5"/>
      <text:p text:style-name="P19"><text:span text:style-name="T7">Lorem ipsum dolor sit amet, consectetuer adipiscing elit. Integer a leo in lacus malesuada ornare. Mauris sagittis. Nam vestibulum. Nunc gravida </text:span><text:span text:style-name="T14"><draw:frame draw:style-name="fr4" draw:name="graphics2" text:anchor-type="as-char" svg:width="0.848cm" svg:height="0.848cm" draw:z-index="12"><draw:image xlink:href="Pictures/100000000000004000000040F50C85E4.png" xlink:type="simple" xlink:show="embed" xlink:actuate="onLoad"/></draw:frame></text:span><text:span text:style-name="T7">vestibulum augue. Praesent sed lectus quis lectus adipiscing bibendum. </text:span><text:span text:style-name="T10">Sed nulla. </text:span><text:span text:style-name="T11">Duis posuere </text:span><text:span text:style-name="T10">justo eget urna. </text:span><text:span text:style-name="T7">Proin lorem orci, vestibulum ut, consequat molestie, eleifend a, nibh. Mauris sed lacus. </text:span><text:span text:style-name="T10">Etiam blandit tincidunt neque. Cras ac sapien. Duis er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New" svg:font-family="'Courier New'" style:font-family-generic="modern"/>
    <style:font-face style:name="Arial Unicode MS1" svg:font-family="'Arial Unicode MS'" style:font-pitch="variable"/>
    <style:font-face style:name="Tahoma" svg:font-family="Tahoma"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829cm" fo:margin-bottom="0.829cm" fo:margin-left="0.829cm" fo:margin-right="0.829cm" fo:border="0.018cm solid #000000" fo:padding-top="1.693cm" fo:padding-bottom="1.693cm" fo:padding-left="2.323cm" fo:padding-right="2.323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Abcedfg</dc:title>
    <meta:initial-creator>ab</meta:initial-creator>
    <meta:creation-date>2004-02-25T01:32:00</meta:creation-date>
    <dc:creator>Andrzej Bialecki</dc:creator>
    <dc:date>2005-10-11T12:59:46</dc:date>
    <meta:print-date>2004-03-03T14:59:00</meta:print-date>
    <dc:language>en-US</dc:language>
    <meta:editing-cycles>8</meta:editing-cycles>
    <meta:editing-duration>PT4H42M41S</meta:editing-duration>
    <meta:user-defined meta:name="Info 1"/>
    <meta:user-defined meta:name="Info 2"/>
    <meta:user-defined meta:name="Info 3"/>
    <meta:user-defined meta:name="Info 4"/>
    <meta:document-statistic meta:table-count="1" meta:image-count="4" meta:object-count="0" meta:page-count="1" meta:paragraph-count="29" meta:word-count="266" meta:character-count="1761"/>
  </office:meta>
</office:document-meta>
</file>